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bb4b5" officeooo:paragraph-rsid="001bb4b5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3</text:p>
      <text:p text:style-name="P1"/>
      <text:p text:style-name="P2">Overview of SQL.</text:p>
      <text:p text:style-name="P2"/>
      <text:p text:style-name="P2">1) <text:s/>Does ANSI recognize the data type DATE?</text:p>
      <text:p text:style-name="P3">Ans: <text:s/>Yes.</text:p>
      <text:p text:style-name="P3"><text:tab/>It follows the ‘YYYY-MM-DD’ Standard Formate.</text:p>
      <text:p text:style-name="P3"/>
      <text:p text:style-name="P3">2) <text:s/>Which subdivision of SQL is used to insert values in tables?</text:p>
      <text:p text:style-name="P3">Ans: DML.</text:p>
      <text:p text:style-name="P3"><text:tab/>Data Manupilation Language is the Subdivision of SQL which used <text:tab/>to insert 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5:22:55.951216822</meta:creation-date>
    <dc:date>2024-04-03T15:27:14.916205209</dc:date>
    <meta:editing-duration>PT4M19S</meta:editing-duration>
    <meta:editing-cycles>1</meta:editing-cycles>
    <meta:document-statistic meta:table-count="0" meta:image-count="0" meta:object-count="0" meta:page-count="1" meta:paragraph-count="8" meta:word-count="51" meta:character-count="299" meta:non-whitespace-character-count="249"/>
    <meta:generator>LibreOffice/7.3.7.2$Linux_X86_64 LibreOffice_project/30$Build-2</meta:generator>
  </office:meta>
</office:document-meta>
</file>